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89cm" table:align="left"/>
    </style:style>
    <style:style style:name="Tableau1.A" style:family="table-column">
      <style:table-column-properties style:column-width="4.382cm"/>
    </style:style>
    <style:style style:name="Tableau1.B" style:family="table-column">
      <style:table-column-properties style:column-width="12.40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able_20_Heading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Strong_20_Emphasis"><text:span text:style-name="T2">Roadmap Videoflix</text:span></text:span></text:h>
      <text:p text:style-name="P1"><text:span text:style-name="Strong_20_Emphasis"><text:span text:style-name="T2"/></text:span></text:p>
      <text:h text:style-name="Heading_20_2" text:outline-level="2"><text:span text:style-name="Strong_20_Emphasis"><text:span text:style-name="T2"><text:tab/>Phase 1: Planification et Préparation</text:span></text:span></text:h>
      <text:h text:style-name="Heading_20_3" text:outline-level="3"><text:span text:style-name="Strong_20_Emphasis"><text:span text:style-name="T2">Définition des Exigences</text:span></text:span></text:h>
      <text:p text:style-name="Text_20_body"><text:span text:style-name="T2">✅ </text:span><text:span text:style-name="Strong_20_Emphasis"><text:span text:style-name="T2">Langage Backend</text:span></text:span><text:span text:style-name="T2"> → </text:span><text:span text:style-name="Strong_20_Emphasis"><text:span text:style-name="T2">Java (Spring Boot)</text:span></text:span><text:span text:style-name="T2"> pour la robustesse et l’évolutivité.<text:line-break/>✅ </text:span><text:span text:style-name="Strong_20_Emphasis"><text:span text:style-name="T2">Langage Frontend</text:span></text:span><text:span text:style-name="T2"> → </text:span><text:span text:style-name="Strong_20_Emphasis"><text:span text:style-name="T2">React.js ou Next.js</text:span></text:span><text:span text:style-name="T2"> (SEO, SSR) ou </text:span><text:span text:style-name="Strong_20_Emphasis"><text:span text:style-name="T2">Vue.js</text:span></text:span><text:span text:style-name="T2"> (facilité de prise en main).<text:line-break/>✅ </text:span><text:span text:style-name="Strong_20_Emphasis"><text:span text:style-name="T2">Base de données</text:span></text:span><text:span text:style-name="T2"> → </text:span><text:span text:style-name="Strong_20_Emphasis"><text:span text:style-name="T2">PostgreSQL/MySQL</text:span></text:span><text:span text:style-name="T2"> (SQL pour utilisateurs/abonnements) + </text:span><text:span text:style-name="Strong_20_Emphasis"><text:span text:style-name="T2">MongoDB</text:span></text:span><text:span text:style-name="T2"> (NoSQL pour métadonnées vidéos).<text:line-break/>✅ </text:span><text:span text:style-name="Strong_20_Emphasis"><text:span text:style-name="T2">Stockage des vidéos</text:span></text:span><text:span text:style-name="T2"> → </text:span><text:span text:style-name="Strong_20_Emphasis"><text:span text:style-name="T2">AWS S3</text:span></text:span><text:span text:style-name="T2">, </text:span><text:span text:style-name="Strong_20_Emphasis"><text:span text:style-name="T2">Google Cloud Storage</text:span></text:span><text:span text:style-name="T2"> ou </text:span><text:span text:style-name="Strong_20_Emphasis"><text:span text:style-name="T2">MinIO</text:span></text:span><text:span text:style-name="T2"> (solution self-hosted).<text:line-break/>✅ </text:span><text:span text:style-name="Strong_20_Emphasis"><text:span text:style-name="T2">Auth &amp; Sécurité</text:span></text:span><text:span text:style-name="T2"> → </text:span><text:span text:style-name="Strong_20_Emphasis"><text:span text:style-name="T2">OAuth2, JWT, Spring Security</text:span></text:span><text:span text:style-name="T2">.</text:span></text:p>
      <text:h text:style-name="Heading_20_3" text:outline-level="3"><text:span text:style-name="Strong_20_Emphasis"><text:span text:style-name="T2">Architecture et Design</text:span></text:span></text:h>
      <text:p text:style-name="Text_20_body"><text:span text:style-name="T2">✅ Concevoir l'architecture </text:span><text:span text:style-name="Strong_20_Emphasis"><text:span text:style-name="T2">microservices</text:span></text:span><text:span text:style-name="T2">.<text:line-break/>✅ Définir une base de données </text:span><text:span text:style-name="Strong_20_Emphasis"><text:span text:style-name="T2">SQL (utilisateurs, abonnements) =&gt; MySQL </text:span></text:span></text:p>
      <text:p text:style-name="Text_20_body"><text:span text:style-name="Strong_20_Emphasis"><text:span text:style-name="T2">✅ Définir une base de données NoSQL (métadonnées des vidéos)</text:span></text:span><text:span text:style-name="T2">. =&gt; MongoDB<text:line-break/>✅ Créer des </text:span><text:span text:style-name="Strong_20_Emphasis"><text:span text:style-name="T2">schémas UML</text:span></text:span><text:span text:style-name="T2"> pour les flux de données et relations entre services.<text:line-break/>✅ Prévoir l'intégration d'un </text:span><text:span text:style-name="Strong_20_Emphasis"><text:span text:style-name="T2">CDN</text:span></text:span><text:span text:style-name="T2"> pour optimiser la distribution des vidéos.</text:span></text:p>
      <text:p text:style-name="Text_20_body"><text:span text:style-name="T2">✅ </text:span><text:span text:style-name="Strong_20_Emphasis"><text:span text:style-name="T2">Microservices</text:span></text:span><text:span text:style-name="T2"> → </text:span><text:span text:style-name="Strong_20_Emphasis"><text:span text:style-name="T2">Spring Cloud (Eureka, Config Server, Gateway, Circuit Breaker)</text:span></text:span><text:span text:style-name="T2">.<text:line-break/>✅ </text:span><text:span text:style-name="Strong_20_Emphasis"><text:span text:style-name="T2">Communication inter-services</text:span></text:span><text:span text:style-name="T2"> → </text:span><text:span text:style-name="Strong_20_Emphasis"><text:span text:style-name="T2">Kafka ou RabbitMQ</text:span></text:span><text:span text:style-name="T2"> pour la gestion des événements asynchrones.<text:line-break/>✅ </text:span><text:span text:style-name="Strong_20_Emphasis"><text:span text:style-name="T2">CDN</text:span></text:span><text:span text:style-name="T2"> → </text:span><text:span text:style-name="Strong_20_Emphasis"><text:span text:style-name="T2">CloudFront (AWS)</text:span></text:span><text:span text:style-name="T2">, </text:span><text:span text:style-name="Strong_20_Emphasis"><text:span text:style-name="T2">Akamai</text:span></text:span><text:span text:style-name="T2"> ou </text:span><text:span text:style-name="Strong_20_Emphasis"><text:span text:style-name="T2">Cloudflare</text:span></text:span><text:span text:style-name="T2"> pour distribuer les vidéos efficacement.<text:line-break/>✅ </text:span><text:span text:style-name="Strong_20_Emphasis"><text:span text:style-name="T2">Cache</text:span></text:span><text:span text:style-name="T2"> → </text:span><text:span text:style-name="Strong_20_Emphasis"><text:span text:style-name="T2">Redis</text:span></text:span><text:span text:style-name="T2"> pour accélérer la récupération des métadonnées et gérer les sessions.</text:span></text:p>
      <text:h text:style-name="Heading_20_3" text:outline-level="3"><text:span text:style-name="Strong_20_Emphasis"><text:span text:style-name="T2">Mise en Place de l'Environnement de Développement</text:span></text:span></text:h>
      <text:p text:style-name="Text_20_body"><text:span text:style-name="T2">✅ Configurer les environnements (IDE, CI/CD, serveurs, monitoring).<text:line-break/>✅ Créer un </text:span><text:span text:style-name="Strong_20_Emphasis"><text:span text:style-name="T2">dépôt GitHub/GitLab</text:span></text:span><text:span text:style-name="T2"> et définir les branches principales.<text:line-break/>✅ Prévoir un système de </text:span><text:span text:style-name="Strong_20_Emphasis"><text:span text:style-name="T2">gestion des logs et monitoring (Prometheus, Grafana, ELK Stack)</text:span></text:span><text:span text:style-name="T2">.</text:span></text:p>
      <text:p text:style-name="Text_20_body"><text:span text:style-name="T2">✅ </text:span><text:span text:style-name="Strong_20_Emphasis"><text:span text:style-name="T2">IDE</text:span></text:span><text:span text:style-name="T2"> → </text:span><text:span text:style-name="Strong_20_Emphasis"><text:span text:style-name="T2">IntelliJ IDEA, VS Code</text:span></text:span><text:span text:style-name="T2"> (pour frontend), Cursor.<text:line-break/>✅ </text:span><text:span text:style-name="Strong_20_Emphasis"><text:span text:style-name="T2">CI/CD</text:span></text:span><text:span text:style-name="T2"> → </text:span><text:span text:style-name="Strong_20_Emphasis"><text:span text:style-name="T2">GitHub Actions, GitLab CI/CD, Jenkins</text:span></text:span><text:span text:style-name="T2">.<text:line-break/>✅ </text:span><text:span text:style-name="Strong_20_Emphasis"><text:span text:style-name="T2">Monitoring &amp; Logs</text:span></text:span><text:span text:style-name="T2"> → </text:span><text:span text:style-name="Strong_20_Emphasis"><text:span text:style-name="T2">Prometheus, Grafana, ELK Stack (Elasticsearch, Logstash, Kibana)</text:span></text:span><text:span text:style-name="T2">.<text:line-break/>✅ </text:span><text:span text:style-name="Strong_20_Emphasis"><text:span text:style-name="T2">Containerisation &amp; Orchestration</text:span></text:span><text:span text:style-name="T2"> → </text:span><text:span text:style-name="Strong_20_Emphasis"><text:span text:style-name="T2">Docker + Kubernetes (K8s, AWS EKS, GKE, AKS)</text:span></text:span><text:span text:style-name="T2">.</text:span></text:p>
      <text:h text:style-name="Heading_20_2" text:outline-level="2"><text:span text:style-name="Strong_20_Emphasis"><text:span text:style-name="T2"/></text:span></text:h>
      <text:p text:style-name="Text_20_body"><text:span text:style-name="Strong_20_Emphasis"><text:span text:style-name="T2"/></text:span></text:p>
      <text:h text:style-name="Heading_20_2" text:outline-level="2"><text:soft-page-break/><text:span text:style-name="Strong_20_Emphasis"><text:span text:style-name="T2"/></text:span></text:h>
      <text:h text:style-name="Heading_20_2" text:outline-level="2"><text:span text:style-name="Strong_20_Emphasis"><text:span text:style-name="T2">Phase 2: Développement des Fonctionnalités de Base</text:span></text:span></text:h>
      <text:h text:style-name="Heading_20_3" text:outline-level="3"><text:span text:style-name="Strong_20_Emphasis"><text:span text:style-name="T2">Backend</text:span></text:span></text:h>
      <text:p text:style-name="Text_20_body"><text:span text:style-name="T2">✅ Implémenter </text:span><text:span text:style-name="Strong_20_Emphasis"><text:span text:style-name="T2">l'authentification et l'inscription</text:span></text:span><text:span text:style-name="T2"> des utilisateurs (OAuth2, JWT).<text:line-break/>✅ Créer le </text:span><text:span text:style-name="Strong_20_Emphasis"><text:span text:style-name="T2">service de gestion des vidéos</text:span></text:span><text:span text:style-name="T2"> (upload, stockage, récupération).<text:line-break/>✅ Développer le </text:span><text:span text:style-name="Strong_20_Emphasis"><text:span text:style-name="T2">service de gestion des métadonnées</text:span></text:span><text:span text:style-name="T2"> des vidéos.</text:span></text:p>
      <text:h text:style-name="Heading_20_3" text:outline-level="3"><text:span text:style-name="Strong_20_Emphasis"><text:span text:style-name="T2">Backend</text:span></text:span></text:h>
      <text:p text:style-name="Text_20_body"><text:span text:style-name="T2">✅ </text:span><text:span text:style-name="Strong_20_Emphasis"><text:span text:style-name="T2">Auth &amp; Utilisateurs</text:span></text:span><text:span text:style-name="T2"> → </text:span><text:span text:style-name="Strong_20_Emphasis"><text:span text:style-name="T2">Spring Security + JWT/OAuth2 + Keycloak (IAM)</text:span></text:span><text:span text:style-name="T2">.<text:line-break/>✅ </text:span><text:span text:style-name="Strong_20_Emphasis"><text:span text:style-name="T2">Upload des vidéos</text:span></text:span><text:span text:style-name="T2"> → </text:span><text:span text:style-name="Strong_20_Emphasis"><text:span text:style-name="T2">AWS S3 avec SDK, Google Cloud Storage API ou MinIO</text:span></text:span><text:span text:style-name="T2">.<text:line-break/>✅ </text:span><text:span text:style-name="Strong_20_Emphasis"><text:span text:style-name="T2">Gestion des métadonnées</text:span></text:span><text:span text:style-name="T2"> → </text:span><text:span text:style-name="Strong_20_Emphasis"><text:span text:style-name="T2">MongoDB (flexibilité) + Elasticsearch (recherche rapide)</text:span></text:span><text:span text:style-name="T2">.<text:line-break/>✅ </text:span><text:span text:style-name="Strong_20_Emphasis"><text:span text:style-name="T2">API REST</text:span></text:span><text:span text:style-name="T2"> → </text:span><text:span text:style-name="Strong_20_Emphasis"><text:span text:style-name="T2">Spring Boot (Spring WebFlux pour réactivité si nécessaire)</text:span></text:span><text:span text:style-name="T2">.</text:span></text:p>
      <text:h text:style-name="Heading_20_3" text:outline-level="3"><text:span text:style-name="Strong_20_Emphasis"><text:span text:style-name="T2">Frontend</text:span></text:span></text:h>
      <text:p text:style-name="Text_20_body"><text:span text:style-name="T2">✅ </text:span><text:span text:style-name="Strong_20_Emphasis"><text:span text:style-name="T2">Framework UI</text:span></text:span><text:span text:style-name="T2"> → </text:span><text:span text:style-name="Strong_20_Emphasis"><text:span text:style-name="T2">React.js (Next.js pour SEO) ou Vue.js</text:span></text:span><text:span text:style-name="T2">.<text:line-break/>✅ </text:span><text:span text:style-name="Strong_20_Emphasis"><text:span text:style-name="T2">UI/UX</text:span></text:span><text:span text:style-name="T2"> → </text:span><text:span text:style-name="Strong_20_Emphasis"><text:span text:style-name="T2">TailwindCSS, Material UI ou Chakra UI</text:span></text:span><text:span text:style-name="T2">.<text:line-break/>✅ </text:span><text:span text:style-name="Strong_20_Emphasis"><text:span text:style-name="T2">Gestion de l’état</text:span></text:span><text:span text:style-name="T2"> → </text:span><text:span text:style-name="Strong_20_Emphasis"><text:span text:style-name="T2">Redux Toolkit (React) ou Pinia (Vue)</text:span></text:span><text:span text:style-name="T2">.<text:line-break/>✅ </text:span><text:span text:style-name="Strong_20_Emphasis"><text:span text:style-name="T2">Streaming Player</text:span></text:span><text:span text:style-name="T2"> → </text:span><text:span text:style-name="Strong_20_Emphasis"><text:span text:style-name="T2">Video.js, Plyr.js ou Shaka Player (support DRM &amp; HLS/DASH)</text:span></text:span><text:span text:style-name="T2">.</text:span></text:p>
      <text:h text:style-name="Heading_20_3" text:outline-level="3"><text:span text:style-name="Strong_20_Emphasis"><text:span text:style-name="T2">Streaming et Qualité Vidéo</text:span></text:span></text:h>
      <text:p text:style-name="Text_20_body"><text:span text:style-name="T2">✅ </text:span><text:span text:style-name="Strong_20_Emphasis"><text:span text:style-name="T2">Encodage vidéo</text:span></text:span><text:span text:style-name="T2"> → </text:span><text:span text:style-name="Strong_20_Emphasis"><text:span text:style-name="T2">FFmpeg</text:span></text:span><text:span text:style-name="T2"> pour convertir les vidéos en formats adaptatifs (HLS, DASH).<text:line-break/>✅ </text:span><text:span text:style-name="Strong_20_Emphasis"><text:span text:style-name="T2">Streaming adaptatif</text:span></text:span><text:span text:style-name="T2"> → </text:span><text:span text:style-name="Strong_20_Emphasis"><text:span text:style-name="T2">HLS.js pour React/Vue, ExoPlayer pour Android, AVPlayer pour iOS</text:span></text:span><text:span text:style-name="T2">.<text:line-break/>✅ </text:span><text:span text:style-name="Strong_20_Emphasis"><text:span text:style-name="T2">Génération de miniatures</text:span></text:span><text:span text:style-name="T2"> → </text:span><text:span text:style-name="Strong_20_Emphasis"><text:span text:style-name="T2">FFmpeg + Lambda (AWS) ou service backend dédié</text:span></text:span><text:span text:style-name="T2">.</text:span></text:p>
      <text:p text:style-name="P3"/>
      <text:h text:style-name="Heading_20_3" text:outline-level="3"><text:span text:style-name="Strong_20_Emphasis"><text:span text:style-name="T2">Frontend</text:span></text:span></text:h>
      <text:p text:style-name="Text_20_body"><text:span text:style-name="T2">✅ Concevoir l'UI/UX de la plateforme.<text:line-break/>✅ Développer les </text:span><text:span text:style-name="Strong_20_Emphasis"><text:span text:style-name="T2">pages de connexion et d'inscription</text:span></text:span><text:span text:style-name="T2">.<text:line-break/>✅ Créer les </text:span><text:span text:style-name="Strong_20_Emphasis"><text:span text:style-name="T2">pages de gestion et de lecture des vidéos</text:span></text:span><text:span text:style-name="T2"> avec un design adaptatif.</text:span></text:p>
      <text:h text:style-name="Heading_20_3" text:outline-level="3"><text:span text:style-name="Strong_20_Emphasis"><text:span text:style-name="T2">Streaming et Qualité Vidéo</text:span></text:span></text:h>
      <text:p text:style-name="Text_20_body"><text:span text:style-name="T2">✅ Implémenter le </text:span><text:span text:style-name="Strong_20_Emphasis"><text:span text:style-name="T2">streaming adaptatif</text:span></text:span><text:span text:style-name="T2"> (HLS, DASH).<text:line-break/>✅ Ajouter </text:span><text:span text:style-name="Strong_20_Emphasis"><text:span text:style-name="T2">des contrôles de qualité vidéo</text:span></text:span><text:span text:style-name="T2"> en fonction du réseau.<text:line-break/>✅ Générer automatiquement </text:span><text:span text:style-name="Strong_20_Emphasis"><text:span text:style-name="T2">des miniatures et des prévisualisations</text:span></text:span><text:span text:style-name="T2"> des vidéos.</text:span></text:p>
      <text:p text:style-name="P3"/>
      <text:h text:style-name="Heading_20_2" text:outline-level="2"><text:soft-page-break/><text:span text:style-name="Strong_20_Emphasis"><text:span text:style-name="T2"><text:tab/></text:span></text:span></text:h>
      <text:h text:style-name="Heading_20_2" text:outline-level="2"><text:span text:style-name="Strong_20_Emphasis"><text:span text:style-name="T2">Phase 3: Développement des Fonctionnalités Avancées</text:span></text:span></text:h>
      <text:h text:style-name="Heading_20_3" text:outline-level="3"><text:span text:style-name="Strong_20_Emphasis"><text:span text:style-name="T2">Système de Recommandations</text:span></text:span></text:h>
      <text:p text:style-name="Text_20_body"><text:span text:style-name="T2">✅ Intégrer un </text:span><text:span text:style-name="Strong_20_Emphasis"><text:span text:style-name="T2">moteur de recommandations</text:span></text:span><text:span text:style-name="T2"> basé sur l’historique de visionnage.<text:line-break/>✅ Utiliser du </text:span><text:span text:style-name="Strong_20_Emphasis"><text:span text:style-name="T2">machine learning</text:span></text:span><text:span text:style-name="T2"> (collaborative filtering, TensorFlow, Scikit-learn).</text:span></text:p>
      <text:h text:style-name="Heading_20_3" text:outline-level="3"><text:span text:style-name="Strong_20_Emphasis"><text:span text:style-name="T2">Fonctionnalités Sociales</text:span></text:span></text:h>
      <text:p text:style-name="Text_20_body"><text:span text:style-name="T2">✅ Ajouter </text:span><text:span text:style-name="Strong_20_Emphasis"><text:span text:style-name="T2">la possibilité de commenter et d’évaluer</text:span></text:span><text:span text:style-name="T2"> les vidéos.<text:line-break/>✅ Intégrer </text:span><text:span text:style-name="Strong_20_Emphasis"><text:span text:style-name="T2">le partage sur les réseaux sociaux</text:span></text:span><text:span text:style-name="T2">.</text:span></text:p>
      <text:h text:style-name="Heading_20_3" text:outline-level="3"><text:span text:style-name="Strong_20_Emphasis"><text:span text:style-name="T2">Gestion des Abonnements</text:span></text:span></text:h>
      <text:p text:style-name="Text_20_body"><text:span text:style-name="T2">✅ Mettre en place </text:span><text:span text:style-name="Strong_20_Emphasis"><text:span text:style-name="T2">différents plans d’abonnement</text:span></text:span><text:span text:style-name="T2"> (mensuel, annuel, free, premium ultra).<text:line-break/>✅ Intégrer une </text:span><text:span text:style-name="Strong_20_Emphasis"><text:span text:style-name="T2">plateforme de paiement sécurisée</text:span></text:span><text:span text:style-name="T2"> (Stripe, PayPal).</text:span></text:p>
      <text:h text:style-name="Heading_20_3" text:outline-level="3"><text:span text:style-name="Strong_20_Emphasis"><text:span text:style-name="T2">Autres Fonctionnalités Avancées</text:span></text:span></text:h>
      <text:p text:style-name="Text_20_body"><text:span text:style-name="T2">✅ Ajouter un </text:span><text:span text:style-name="Strong_20_Emphasis"><text:span text:style-name="T2">mode hors ligne</text:span></text:span><text:span text:style-name="T2"> pour le téléchargement de vidéos.<text:line-break/>✅ Intégrer la </text:span><text:span text:style-name="Strong_20_Emphasis"><text:span text:style-name="T2">diffusion en direct (Live Streaming - WebRTC, HLS, RTMP)</text:span></text:span><text:span text:style-name="T2">.</text:span></text:p>
      <text:p text:style-name="P2"/>
      <text:h text:style-name="Heading_20_3" text:outline-level="3"><text:span text:style-name="Strong_20_Emphasis"><text:span text:style-name="T2">Système de Recommandations</text:span></text:span></text:h>
      <text:p text:style-name="Text_20_body"><text:span text:style-name="T2">✅ </text:span><text:span text:style-name="Strong_20_Emphasis"><text:span text:style-name="T2">Moteur de recommandations</text:span></text:span><text:span text:style-name="T2"> → </text:span><text:span text:style-name="Strong_20_Emphasis"><text:span text:style-name="T2">Scikit-learn (collaborative filtering), TensorFlow (deep learning), ou Apache Spark ML</text:span></text:span><text:span text:style-name="T2">.<text:line-break/>✅ </text:span><text:span text:style-name="Strong_20_Emphasis"><text:span text:style-name="T2">Base de données pour recommandations</text:span></text:span><text:span text:style-name="T2"> → </text:span><text:span text:style-name="Strong_20_Emphasis"><text:span text:style-name="T2">Neo4j (graphe) ou PostgreSQL (relationnel)</text:span></text:span><text:span text:style-name="T2">.</text:span></text:p>
      <text:h text:style-name="Heading_20_3" text:outline-level="3"><text:span text:style-name="Strong_20_Emphasis"><text:span text:style-name="T2">Fonctionnalités Sociales</text:span></text:span></text:h>
      <text:p text:style-name="Text_20_body"><text:span text:style-name="T2">✅ </text:span><text:span text:style-name="Strong_20_Emphasis"><text:span text:style-name="T2">Commentaires et avis</text:span></text:span><text:span text:style-name="T2"> → </text:span><text:span text:style-name="Strong_20_Emphasis"><text:span text:style-name="T2">MongoDB (NoSQL, stockage flexible) + API REST</text:span></text:span><text:span text:style-name="T2">.<text:line-break/>✅ </text:span><text:span text:style-name="Strong_20_Emphasis"><text:span text:style-name="T2">Partage réseaux sociaux</text:span></text:span><text:span text:style-name="T2"> → </text:span><text:span text:style-name="Strong_20_Emphasis"><text:span text:style-name="T2">OAuth2 avec API Google</text:span></text:span></text:p>
      <text:h text:style-name="Heading_20_3" text:outline-level="3"><text:span text:style-name="Strong_20_Emphasis"><text:span text:style-name="T2">Gestion des Abonnements</text:span></text:span></text:h>
      <text:p text:style-name="Text_20_body"><text:span text:style-name="T2">✅ </text:span><text:span text:style-name="Strong_20_Emphasis"><text:span text:style-name="T2">Paiement sécurisé</text:span></text:span><text:span text:style-name="T2"> → </text:span><text:span text:style-name="Strong_20_Emphasis"><text:span text:style-name="T2">Stripe, PayPal API</text:span></text:span><text:span text:style-name="T2">.<text:line-break/>✅ </text:span><text:span text:style-name="Strong_20_Emphasis"><text:span text:style-name="T2">Gestion des plans</text:span></text:span><text:span text:style-name="T2"> → </text:span><text:span text:style-name="Strong_20_Emphasis"><text:span text:style-name="T2">Spring Boot + PostgreSQL (gestion des abonnements et transactions)</text:span></text:span><text:span text:style-name="T2">.</text:span></text:p>
      <text:h text:style-name="Heading_20_3" text:outline-level="3"><text:span text:style-name="Strong_20_Emphasis"><text:span text:style-name="T2">Autres Fonctionnalités Avancées</text:span></text:span></text:h>
      <text:p text:style-name="Text_20_body"><text:span text:style-name="T2">✅ </text:span><text:span text:style-name="Strong_20_Emphasis"><text:span text:style-name="T2">Mode hors ligne</text:span></text:span><text:span text:style-name="T2"> → </text:span><text:span text:style-name="Strong_20_Emphasis"><text:span text:style-name="T2">PWA (Progressive Web App) avec IndexedDB pour stocker les vidéos téléchargées</text:span></text:span><text:span text:style-name="T2">.<text:line-break/>✅ </text:span><text:span text:style-name="Strong_20_Emphasis"><text:span text:style-name="T2">Live Streaming</text:span></text:span><text:span text:style-name="T2"> → </text:span><text:span text:style-name="Strong_20_Emphasis"><text:span text:style-name="T2">WebRTC pour faible latence, RTMP pour diffusion classique</text:span></text:span><text:span text:style-name="T2">.</text:span></text:p>
      <text:p text:style-name="P3"/>
      <text:h text:style-name="Heading_20_2" text:outline-level="2"><text:soft-page-break/><text:span text:style-name="Strong_20_Emphasis"><text:span text:style-name="T2"><text:tab/>Phase 4: Tests et Validation</text:span></text:span></text:h>
      <text:h text:style-name="Heading_20_3" text:outline-level="3"><text:span text:style-name="Strong_20_Emphasis"><text:span text:style-name="T2">Tests Unitaires et d’Intégration</text:span></text:span></text:h>
      <text:p text:style-name="Text_20_body"><text:span text:style-name="T2">✅ Écrire </text:span><text:span text:style-name="Strong_20_Emphasis"><text:span text:style-name="T2">des tests unitaires</text:span></text:span><text:span text:style-name="T2"> pour chaque service.<text:line-break/>✅ Effectuer </text:span><text:span text:style-name="Strong_20_Emphasis"><text:span text:style-name="T2">des tests d'intégration</text:span></text:span><text:span text:style-name="T2"> pour vérifier la communication entre les services.</text:span></text:p>
      <text:h text:style-name="Heading_20_3" text:outline-level="3"><text:span text:style-name="Strong_20_Emphasis"><text:span text:style-name="T2">Tests de Performance et Scalabilité</text:span></text:span></text:h>
      <text:p text:style-name="Text_20_body"><text:span text:style-name="T2">✅ Réaliser des </text:span><text:span text:style-name="Strong_20_Emphasis"><text:span text:style-name="T2">tests de charge</text:span></text:span><text:span text:style-name="T2"> sous différentes conditions.<text:line-break/>✅ Optimiser la </text:span><text:span text:style-name="Strong_20_Emphasis"><text:span text:style-name="T2">scalabilité</text:span></text:span><text:span text:style-name="T2"> en configurant </text:span><text:span text:style-name="Strong_20_Emphasis"><text:span text:style-name="T2">Kubernetes, auto-scaling AWS ECS/EKS</text:span></text:span><text:span text:style-name="T2">.</text:span></text:p>
      <text:h text:style-name="Heading_20_3" text:outline-level="3"><text:span text:style-name="Strong_20_Emphasis"><text:span text:style-name="T2">Tests Utilisateurs et Sécurité</text:span></text:span></text:h>
      <text:p text:style-name="Text_20_body"><text:span text:style-name="T2">✅ Faire tester la plateforme à </text:span><text:span text:style-name="Strong_20_Emphasis"><text:span text:style-name="T2">un panel d’utilisateurs</text:span></text:span><text:span text:style-name="T2"> et recueillir des retours.<text:line-break/>✅ Effectuer un </text:span><text:span text:style-name="Strong_20_Emphasis"><text:span text:style-name="T2">test d’intrusion</text:span></text:span><text:span text:style-name="T2"> pour vérifier la robustesse de la sécurité.<text:line-break/>✅ Implémenter </text:span><text:span text:style-name="Strong_20_Emphasis"><text:span text:style-name="T2">un DRM ou un système de protection des vidéos</text:span></text:span><text:span text:style-name="T2"> (token sécurisé, watermarking).<text:line-break/>✅ Réaliser des </text:span><text:span text:style-name="Strong_20_Emphasis"><text:span text:style-name="T2">A/B tests</text:span></text:span><text:span text:style-name="T2"> pour améliorer l’UX.</text:span></text:p>
      <text:p text:style-name="P2"/>
      <text:h text:style-name="Heading_20_3" text:outline-level="3"><text:span text:style-name="Strong_20_Emphasis"><text:span text:style-name="T2">Tests Unitaires et d’Intégration</text:span></text:span></text:h>
      <text:p text:style-name="Text_20_body"><text:span text:style-name="T2">✅ </text:span><text:span text:style-name="Strong_20_Emphasis"><text:span text:style-name="T2">Tests unitaires</text:span></text:span><text:span text:style-name="T2"> → </text:span><text:span text:style-name="Strong_20_Emphasis"><text:span text:style-name="T2">JUnit 5 + Mockito (Backend), Jest + Testing Library (Frontend)</text:span></text:span><text:span text:style-name="T2">.<text:line-break/>✅ </text:span><text:span text:style-name="Strong_20_Emphasis"><text:span text:style-name="T2">Tests API</text:span></text:span><text:span text:style-name="T2"> → </text:span><text:span text:style-name="Strong_20_Emphasis"><text:span text:style-name="T2">Postman/Newman, RestAssured (Java)</text:span></text:span><text:span text:style-name="T2">.</text:span></text:p>
      <text:h text:style-name="Heading_20_3" text:outline-level="3"><text:span text:style-name="Strong_20_Emphasis"><text:span text:style-name="T2">Tests de Performance et Scalabilité</text:span></text:span></text:h>
      <text:p text:style-name="Text_20_body"><text:span text:style-name="T2">✅ </text:span><text:span text:style-name="Strong_20_Emphasis"><text:span text:style-name="T2">Tests de charge</text:span></text:span><text:span text:style-name="T2"> → </text:span><text:span text:style-name="Strong_20_Emphasis"><text:span text:style-name="T2">JMeter, k6</text:span></text:span><text:span text:style-name="T2">.<text:line-break/>✅ </text:span><text:span text:style-name="Strong_20_Emphasis"><text:span text:style-name="T2">Auto-scaling</text:span></text:span><text:span text:style-name="T2"> → </text:span><text:span text:style-name="Strong_20_Emphasis"><text:span text:style-name="T2">Kubernetes HPA (Horizontal Pod Autoscaler), AWS Auto Scaling Groups</text:span></text:span><text:span text:style-name="T2">.</text:span></text:p>
      <text:h text:style-name="Heading_20_3" text:outline-level="3"><text:span text:style-name="Strong_20_Emphasis"><text:span text:style-name="T2">Tests Utilisateurs et Sécurité</text:span></text:span></text:h>
      <text:p text:style-name="Text_20_body"><text:span text:style-name="T2">✅ </text:span><text:span text:style-name="Strong_20_Emphasis"><text:span text:style-name="T2">Tests d’intrusion</text:span></text:span><text:span text:style-name="T2"> → </text:span><text:span text:style-name="Strong_20_Emphasis"><text:span text:style-name="T2">OWASP ZAP, Burp Suite</text:span></text:span><text:span text:style-name="T2">.<text:line-break/>✅ </text:span><text:span text:style-name="Strong_20_Emphasis"><text:span text:style-name="T2">DRM et protection</text:span></text:span><text:span text:style-name="T2"> → </text:span><text:span text:style-name="Strong_20_Emphasis"><text:span text:style-name="T2">Widevine (Google), PlayReady (Microsoft), FairPlay (Apple)</text:span></text:span><text:span text:style-name="T2">.<text:line-break/>✅ </text:span><text:span text:style-name="Strong_20_Emphasis"><text:span text:style-name="T2">A/B Testing</text:span></text:span><text:span text:style-name="T2"> → </text:span><text:span text:style-name="Strong_20_Emphasis"><text:span text:style-name="T2">Google Optimize, Optimizely</text:span></text:span><text:span text:style-name="T2">.</text:span></text:p>
      <text:p text:style-name="P2"/>
      <text:p text:style-name="P2"/>
      <text:p text:style-name="P3"/>
      <text:h text:style-name="Heading_20_2" text:outline-level="2"><text:span text:style-name="Strong_20_Emphasis"><text:span text:style-name="T2"><text:tab/></text:span>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h text:style-name="Heading_20_2" text:outline-level="2"><text:soft-page-break/><text:span text:style-name="Strong_20_Emphasis"><text:span text:style-name="T2">Phase 5: Déploiement et Maintenance</text:span></text:span></text:h>
      <text:h text:style-name="Heading_20_3" text:outline-level="3"><text:span text:style-name="Strong_20_Emphasis"><text:span text:style-name="T2">Déploiement Initial</text:span></text:span></text:h>
      <text:p text:style-name="Text_20_body"><text:span text:style-name="T2">✅ Déployer la plateforme sur </text:span><text:span text:style-name="Strong_20_Emphasis"><text:span text:style-name="T2">AWS, Google Cloud, Azure</text:span></text:span><text:span text:style-name="T2">.<text:line-break/>✅ Assurer </text:span><text:span text:style-name="Strong_20_Emphasis"><text:span text:style-name="T2">la haute disponibilité</text:span></text:span><text:span text:style-name="T2"> et la performance du service.</text:span></text:p>
      <text:h text:style-name="Heading_20_3" text:outline-level="3"><text:span text:style-name="Strong_20_Emphasis"><text:span text:style-name="T2">Surveillance et Maintenance</text:span></text:span></text:h>
      <text:p text:style-name="Text_20_body"><text:span text:style-name="T2">✅ Mettre en place </text:span><text:span text:style-name="Strong_20_Emphasis"><text:span text:style-name="T2">des outils de monitoring avancés</text:span></text:span><text:span text:style-name="T2"> (Prometheus, Grafana, ELK).<text:line-break/>✅ Automatiser </text:span><text:span text:style-name="Strong_20_Emphasis"><text:span text:style-name="T2">les mises à jour et le déploiement</text:span></text:span><text:span text:style-name="T2"> avec </text:span><text:span text:style-name="Strong_20_Emphasis"><text:span text:style-name="T2">GitOps (ArgoCD, Flux)</text:span></text:span><text:span text:style-name="T2">.<text:line-break/>✅ Gérer la maintenance continue et appliquer les mises à jour de sécurité.</text:span></text:p>
      <text:h text:style-name="Heading_20_3" text:outline-level="3"><text:span text:style-name="Strong_20_Emphasis"><text:span text:style-name="T2">Améliorations Futures</text:span></text:span></text:h>
      <text:p text:style-name="Text_20_body"><text:span text:style-name="T2">✅ Ajouter </text:span><text:span text:style-name="Strong_20_Emphasis"><text:span text:style-name="T2">de nouvelles fonctionnalités</text:span></text:span><text:span text:style-name="T2"> en fonction des retours utilisateurs.<text:line-break/>✅ Améliorer constamment </text:span><text:span text:style-name="Strong_20_Emphasis"><text:span text:style-name="T2">l’expérience utilisateur</text:span></text:span><text:span text:style-name="T2"> et l’efficacité du système.</text:span></text:p>
      <text:h text:style-name="Heading_20_3" text:outline-level="3"><text:span text:style-name="Strong_20_Emphasis"><text:span text:style-name="T2">Déploiement Initial</text:span></text:span></text:h>
      <text:p text:style-name="Text_20_body"><text:span text:style-name="T2">✅ </text:span><text:span text:style-name="Strong_20_Emphasis"><text:span text:style-name="T2">Cloud Provider</text:span></text:span><text:span text:style-name="T2"> → </text:span><text:span text:style-name="Strong_20_Emphasis"><text:span text:style-name="T2">AWS (EKS, S3, CloudFront, RDS, Lambda)</text:span></text:span><text:span text:style-name="T2"> ou </text:span><text:span text:style-name="Strong_20_Emphasis"><text:span text:style-name="T2">Google Cloud (GKE, Firebase, Cloud Storage)</text:span></text:span><text:span text:style-name="T2">.<text:line-break/>✅ </text:span><text:span text:style-name="Strong_20_Emphasis"><text:span text:style-name="T2">Infrastructure as Code</text:span></text:span><text:span text:style-name="T2"> → </text:span><text:span text:style-name="Strong_20_Emphasis"><text:span text:style-name="T2">Terraform, AWS CloudFormation</text:span></text:span><text:span text:style-name="T2">.</text:span></text:p>
      <text:h text:style-name="Heading_20_3" text:outline-level="3"><text:span text:style-name="Strong_20_Emphasis"><text:span text:style-name="T2">Surveillance et Maintenance</text:span></text:span></text:h>
      <text:p text:style-name="Text_20_body"><text:span text:style-name="T2">✅ </text:span><text:span text:style-name="Strong_20_Emphasis"><text:span text:style-name="T2">Logs et Monitoring</text:span></text:span><text:span text:style-name="T2"> → </text:span><text:span text:style-name="Strong_20_Emphasis"><text:span text:style-name="T2">Grafana + Prometheus, ELK Stack</text:span></text:span><text:span text:style-name="T2">.<text:line-break/>✅ </text:span><text:span text:style-name="Strong_20_Emphasis"><text:span text:style-name="T2">Automatisation des mises à jour</text:span></text:span><text:span text:style-name="T2"> → </text:span><text:span text:style-name="Strong_20_Emphasis"><text:span text:style-name="T2">GitOps avec ArgoCD ou FluxCD</text:span></text:span><text:span text:style-name="T2">.</text:span></text:p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Stack Technologique Résumée</text:span></text:span></text:h>
      <text:p text:style-name="Text_20_body"><text:span text:style-name="Strong_20_Emphasis"><text:span text:style-name="T2"/></text:span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Catégorie</text:p>
            </table:table-cell>
            <table:table-cell table:style-name="Tableau1.A1" office:value-type="string">
              <text:p text:style-name="P5">Technologies Recommandée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<text:span text:style-name="T2">Backend</text:span></text:span></text:p>
          </table:table-cell>
          <table:table-cell table:style-name="Tableau1.A1" office:value-type="string">
            <text:p text:style-name="P6">Spring Boot, Spring Cloud, PostgreSQL, MongoDB, Redi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Frontend</text:span></text:span></text:p>
          </table:table-cell>
          <table:table-cell table:style-name="Tableau1.A1" office:value-type="string">
            <text:p text:style-name="P6">React.js (Next.js) ou Vue.j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Streaming</text:span></text:span></text:p>
          </table:table-cell>
          <table:table-cell table:style-name="Tableau1.A1" office:value-type="string">
            <text:p text:style-name="P6">FFmpeg, HLS.js, DASH.js, WebRTC, RTMP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Stockage</text:span></text:span></text:p>
          </table:table-cell>
          <table:table-cell table:style-name="Tableau1.A1" office:value-type="string">
            <text:p text:style-name="P6">AWS S3, Google Cloud Storage, MinIO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Base de données</text:span></text:span></text:p>
          </table:table-cell>
          <table:table-cell table:style-name="Tableau1.A1" office:value-type="string">
            <text:p text:style-name="P6">PostgreSQL/MySQL (SQL), MongoDB (NoSQL), Neo4j (Recommandations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Auth &amp; Sécurité</text:span></text:span></text:p>
          </table:table-cell>
          <table:table-cell table:style-name="Tableau1.A1" office:value-type="string">
            <text:p text:style-name="P6">OAuth2, JWT, Spring Security, Keycloak, DRM (Widevine, PlayReady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CI/CD</text:span></text:span></text:p>
          </table:table-cell>
          <table:table-cell table:style-name="Tableau1.A1" office:value-type="string">
            <text:p text:style-name="P6">GitHub Actions, GitLab CI/CD, Jenkin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Monitoring</text:span></text:span></text:p>
          </table:table-cell>
          <table:table-cell table:style-name="Tableau1.A1" office:value-type="string">
            <text:p text:style-name="P6">Prometheus, Grafana, ELK Stack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Tests</text:span></text:span></text:p>
          </table:table-cell>
          <table:table-cell table:style-name="Tableau1.A1" office:value-type="string">
            <text:p text:style-name="P6">JUnit, Jest, Postman, OWASP ZAP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<text:span text:style-name="T2">Cloud &amp; Orchestration</text:span></text:span></text:p>
          </table:table-cell>
          <table:table-cell table:style-name="Tableau1.A1" office:value-type="string">
            <text:p text:style-name="P6">Docker, Kubernetes (EKS, GKE), Terraform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3H24M20S</meta:editing-duration>
    <meta:editing-cycles>16</meta:editing-cycles>
    <meta:generator>OpenOffice/4.1.11$Win32 OpenOffice.org_project/4111m1$Build-9808</meta:generator>
    <dc:date>2025-03-04T17:37:47.55</dc:date>
    <meta:document-statistic meta:table-count="1" meta:image-count="0" meta:object-count="0" meta:page-count="5" meta:paragraph-count="90" meta:word-count="1110" meta:character-count="7448"/>
    <meta:user-defined meta:name="Info 1"/>
    <meta:user-defined meta:name="Info 2"/>
    <meta:user-defined meta:name="Info 3"/>
    <meta:user-defined meta:name="Info 4"/>
  </office:meta>
</office:document-meta>
</file>